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93a4" officeooo:paragraph-rsid="002093a4"/>
    </style:style>
    <style:style style:name="T1" style:family="text">
      <style:text-properties officeooo:rsid="0021e126"/>
    </style:style>
    <style:style style:name="T2" style:family="text">
      <style:text-properties officeooo:rsid="002302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ftware Optimization</text:p>
      <text:p text:style-name="Standard"/>
      <text:p text:style-name="P1">One major source of downtime for the software-scheduled pipeline was jump and branch commands. <text:span text:style-name="T1">It was often necessary to add nops inside the structure of a loop. This decreased throughput during the entirity of the looping function, even when the data hazards they prevented were only possible when the program entered or exited this loop. Restructuring the program</text:span><text:span text:style-name="T2">s</text:span><text:span text:style-name="T1"> to decrease loops and branches would prevent dozens if not hundreds of unnecessary stall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16:55:06.251028927</meta:creation-date>
    <dc:date>2025-12-11T18:08:01.448737461</dc:date>
    <meta:editing-duration>PT8M10S</meta:editing-duration>
    <meta:editing-cycles>4</meta:editing-cycles>
    <meta:generator>LibreOffice/7.1.8.1$Linux_X86_64 LibreOffice_project/10$Build-1</meta:generator>
    <meta:document-statistic meta:table-count="0" meta:image-count="0" meta:object-count="0" meta:page-count="1" meta:paragraph-count="2" meta:word-count="74" meta:character-count="478" meta:non-whitespace-character-count="406"/>
  </office:meta>
</office:document-meta>
</file>